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d9db" officeooo:paragraph-rsid="0004d9db"/>
    </style:style>
    <style:style style:name="P2" style:family="paragraph" style:parent-style-name="Standard">
      <style:text-properties officeooo:rsid="0006d564" officeooo:paragraph-rsid="0006d564"/>
    </style:style>
    <style:style style:name="P3" style:family="paragraph" style:parent-style-name="Standard">
      <style:text-properties officeooo:rsid="000788db" officeooo:paragraph-rsid="000788db"/>
    </style:style>
    <style:style style:name="P4" style:family="paragraph" style:parent-style-name="Standard">
      <style:text-properties fo:font-weight="bold" officeooo:rsid="000788db" officeooo:paragraph-rsid="000788db" style:font-weight-asian="bold" style:font-weight-complex="bold"/>
    </style:style>
    <style:style style:name="P5" style:family="paragraph" style:parent-style-name="Standard">
      <style:text-properties fo:font-weight="normal" officeooo:rsid="000788db" officeooo:paragraph-rsid="000788db" style:font-weight-asian="normal" style:font-weight-complex="normal"/>
    </style:style>
    <style:style style:name="P6" style:family="paragraph" style:parent-style-name="Standard">
      <style:text-properties fo:font-weight="normal" officeooo:rsid="0009c3be" officeooo:paragraph-rsid="0009c3be" style:font-weight-asian="normal" style:font-weight-complex="normal"/>
    </style:style>
    <style:style style:name="P7" style:family="paragraph" style:parent-style-name="Standard">
      <style:text-properties fo:font-weight="normal" officeooo:rsid="000af8e1" officeooo:paragraph-rsid="000af8e1" style:font-weight-asian="normal" style:font-weight-complex="normal"/>
    </style:style>
    <style:style style:name="P8" style:family="paragraph" style:parent-style-name="Standard">
      <style:text-properties officeooo:rsid="000c9573" officeooo:paragraph-rsid="000c9573"/>
    </style:style>
    <style:style style:name="P9" style:family="paragraph" style:parent-style-name="Text_20_body">
      <style:text-properties officeooo:rsid="000e8373" officeooo:paragraph-rsid="000e8373"/>
    </style:style>
    <style:style style:name="T1" style:family="text">
      <style:text-properties officeooo:rsid="000af8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core</text:p>
      <text:p text:style-name="P2">Käynnistää Roscoren</text:p>
      <text:p text:style-name="P1"/>
      <text:p text:style-name="Standard">rosrun turtlesim turtlesim_node</text:p>
      <text:p text:style-name="P2">Käynnistää noden</text:p>
      <text:p text:style-name="Standard"/>
      <text:p text:style-name="Standard"/>
      <text:p text:style-name="Standard">rosrun turtlesim turtle_teleop_key</text:p>
      <text:p text:style-name="P2">Käynnistää näppäin komennot kilpikonnalle. Tämä ikkuna täytyy olla aktiivisena jotta komennot </text:p>
      <text:p text:style-name="P2">toimivat itse kilppariin.</text:p>
      <text:p text:style-name="P2"/>
      <text:p text:style-name="P2">Kaikki omiin terminaaleihin pyörimään samaan aikaan.</text:p>
      <text:p text:style-name="P2">Ctrl C pysäyttää.</text:p>
      <text:p text:style-name="Standard"/>
      <text:p text:style-name="P2">Rostopic</text:p>
      <text:p text:style-name="P2">Näyttää viestit</text:p>
      <text:p text:style-name="P2"/>
      <text:p text:style-name="P2">rostopic info /turtle1/cmd_vel</text:p>
      <text:p text:style-name="P3">Puplisher tiedottaa, sub kuuntelee</text:p>
      <text:p text:style-name="P3">rostopic echo /turtle1/cmd_vel (kuuntelee)</text:p>
      <text:p text:style-name="P3">Kun menet teleop kanavaan ja liikutat turtlea niin viestit tulevat echo kanavalle.</text:p>
      <text:p text:style-name="P3"/>
      <text:p text:style-name="P5">rosrun rqt_graph rqt_graph</text:p>
      <text:p text:style-name="P5"/>
      <text:p text:style-name="P6">rosbag record /turtle1/cmd_vel</text:p>
      <text:p text:style-name="P6"><text:span text:style-name="T1">Viestiliikenteen tallennus. </text:span>Näyttää viestit aikaleimalla. Datan tallennusta. Mahdollista anturitietoa.</text:p>
      <text:p text:style-name="P7">Tiedosto 2021-02-11-08-56-25.bag löytyy kotihakemistosta</text:p>
      <text:p text:style-name="P7"/>
      <text:p text:style-name="P7">Rosbag info tiedoston-nimi</text:p>
      <text:p text:style-name="P7">rosbag play tiedoston-nimi</text:p>
      <text:p text:style-name="P7"/>
      <text:p text:style-name="P4">2021-02-11-08-56-25.bag</text:p>
      <text:p text:style-name="P4"/>
      <text:p text:style-name="P2">sami@ubuntu:~$ touch turtlesim.launch</text:p>
      <text:p text:style-name="P2">sami@ubuntu:~$ code turtlesim.launch</text:p>
      <text:p text:style-name="P2">sami@ubuntu:~$ roslaunch turtlesim.launch</text:p>
      <text:p text:style-name="P8">Tässä luotiin turtlesim.launch, editoidaan sitä codella jonne laitetaan eri komentoja. Tämä tehdään jotta säästytään erikseen aukaisemasta useita terminaaleja.</text:p>
      <text:p text:style-name="Standard"/>
      <text:p text:style-name="P9">Rosbag play -h Antaa helpin play komennol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08:15:15.847829680</meta:creation-date>
    <dc:date>2021-02-18T09:43:13.407555796</dc:date>
    <meta:editing-duration>P6DT16H10M4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27" meta:word-count="120" meta:character-count="1112" meta:non-whitespace-character-count="1018"/>
  </office:meta>
</office:document-meta>
</file>